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E176FE9A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8.795cm" draw:z-index="0"><draw:image xlink:href="Pictures/1000000100000780000003E176FE9AE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6:39:37.123296000</meta:creation-date>
    <dc:date>2025-10-29T16:39:47.474147300</dc:date>
    <meta:editing-duration>PT1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5.2.5.2$Windows_X86_64 LibreOffice_project/03d19516eb2e1dd5d4ccd751a0d6f35f35e08022</meta:generator>
  </office:meta>
</office:document-meta>
</file>